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4-12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6232" calcext:value-type="float">
            <text:p>209.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4-09-1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34304" calcext:value-type="float">
            <text:p>208.9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4-06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45912" calcext:value-type="float">
            <text:p>208.8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4-03-19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48376" calcext:value-type="float">
            <text:p>208.7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3-12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88" calcext:value-type="float">
            <text:p>208.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3-06-28 0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26584" calcext:value-type="float">
            <text:p>208.1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3-03-21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23536" calcext:value-type="float">
            <text:p>208.1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2-12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56352" calcext:value-type="float">
            <text:p>208.5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2-09-2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01488" calcext:value-type="float">
            <text:p>208.5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2-06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39232" calcext:value-type="float">
            <text:p>208.7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2-03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48832" calcext:value-type="float">
            <text:p>209.3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1-12-16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94552" calcext:value-type="float">
            <text:p>209.3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1-09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45784" calcext:value-type="float">
            <text:p>209.3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1-07-01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24448" calcext:value-type="float">
            <text:p>209.3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1-03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87872" calcext:value-type="float">
            <text:p>209.2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0-12-3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02528" calcext:value-type="float">
            <text:p>209.2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452" calcext:value-type="float">
            <text:p>209.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2328" calcext:value-type="float">
            <text:p>209.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6232" calcext:value-type="float">
            <text:p>209.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0136" calcext:value-type="float">
            <text:p>209.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0512" calcext:value-type="float">
            <text:p>208.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4896" calcext:value-type="float">
            <text:p>208.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1368" calcext:value-type="float">
            <text:p>208.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0136" calcext:value-type="float">
            <text:p>209.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0616" calcext:value-type="float">
            <text:p>209.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0616" calcext:value-type="float">
            <text:p>209.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7568" calcext:value-type="float">
            <text:p>209.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63488" calcext:value-type="float">
            <text:p>209.2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1472" calcext:value-type="float">
            <text:p>209.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65952" calcext:value-type="float">
            <text:p>209.1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8424" calcext:value-type="float">
            <text:p>209.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32424" calcext:value-type="float">
            <text:p>209.1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5272" calcext:value-type="float">
            <text:p>208.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07456" calcext:value-type="float">
            <text:p>209.0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0992" calcext:value-type="float">
            <text:p>208.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00192" calcext:value-type="float">
            <text:p>208.8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356" calcext:value-type="float">
            <text:p>208.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9176" calcext:value-type="float">
            <text:p>208.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6984" calcext:value-type="float">
            <text:p>208.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784" calcext:value-type="float">
            <text:p>208.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6504" calcext:value-type="float">
            <text:p>207.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212" calcext:value-type="float">
            <text:p>207.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0784" calcext:value-type="float">
            <text:p>207.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4208" calcext:value-type="float">
            <text:p>207.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47264" calcext:value-type="float">
            <text:p>205.9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0128" calcext:value-type="float">
            <text:p>205.2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17168" calcext:value-type="float">
            <text:p>204.4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00888" calcext:value-type="float">
            <text:p>203.7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71248" calcext:value-type="float">
            <text:p>202.7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34344" calcext:value-type="float">
            <text:p>201.6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36352" calcext:value-type="float">
            <text:p>200.9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58528" calcext:value-type="float">
            <text:p>200.0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1432" calcext:value-type="float">
            <text:p>199.6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85632" calcext:value-type="float">
            <text:p>198.9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94448" calcext:value-type="float">
            <text:p>197.8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22084" calcext:value-type="float">
            <text:p>197.2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6722" calcext:value-type="float">
            <text:p>196.6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464936" calcext:value-type="float">
            <text:p>196.4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0936" calcext:value-type="float">
            <text:p>196.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72272" calcext:value-type="float">
            <text:p>198.7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258" calcext:value-type="float">
            <text:p>206.4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594" calcext:value-type="float">
            <text:p>208.5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41112" calcext:value-type="float">
            <text:p>208.5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25872" calcext:value-type="float">
            <text:p>208.5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19776" calcext:value-type="float">
            <text:p>208.5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01488" calcext:value-type="float">
            <text:p>208.5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80152" calcext:value-type="float">
            <text:p>208.4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64912" calcext:value-type="float">
            <text:p>208.4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5272" calcext:value-type="float">
            <text:p>208.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34432" calcext:value-type="float">
            <text:p>208.4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31384" calcext:value-type="float">
            <text:p>208.4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2224" calcext:value-type="float">
            <text:p>208.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3748" calcext:value-type="float">
            <text:p>208.4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70424" calcext:value-type="float">
            <text:p>208.3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07" calcext:value-type="float">
            <text:p>208.4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64328" calcext:value-type="float">
            <text:p>208.3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6128" calcext:value-type="float">
            <text:p>208.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64328" calcext:value-type="float">
            <text:p>208.3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70424" calcext:value-type="float">
            <text:p>208.3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21656" calcext:value-type="float">
            <text:p>208.3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03368" calcext:value-type="float">
            <text:p>208.3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78984" calcext:value-type="float">
            <text:p>208.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11928" calcext:value-type="float">
            <text:p>208.2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11928" calcext:value-type="float">
            <text:p>208.2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18024" calcext:value-type="float">
            <text:p>208.2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0888" calcext:value-type="float">
            <text:p>208.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69256" calcext:value-type="float">
            <text:p>208.1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44872" calcext:value-type="float">
            <text:p>208.1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4792" calcext:value-type="float">
            <text:p>208.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41824" calcext:value-type="float">
            <text:p>208.1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99152" calcext:value-type="float">
            <text:p>208.0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65624" calcext:value-type="float">
            <text:p>208.0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4124" calcext:value-type="float">
            <text:p>208.0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98568" calcext:value-type="float">
            <text:p>207.9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71136" calcext:value-type="float">
            <text:p>207.9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37608" calcext:value-type="float">
            <text:p>207.9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01032" calcext:value-type="float">
            <text:p>207.9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82744" calcext:value-type="float">
            <text:p>207.8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52264" calcext:value-type="float">
            <text:p>207.8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94352" calcext:value-type="float">
            <text:p>207.7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5168" calcext:value-type="float">
            <text:p>207.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87672" calcext:value-type="float">
            <text:p>207.6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38904" calcext:value-type="float">
            <text:p>207.6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688" calcext:value-type="float">
            <text:p>207.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86504" calcext:value-type="float">
            <text:p>207.4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92016" calcext:value-type="float">
            <text:p>207.3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73144" calcext:value-type="float">
            <text:p>207.2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23792" calcext:value-type="float">
            <text:p>207.1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25088" calcext:value-type="float">
            <text:p>206.8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38576" calcext:value-type="float">
            <text:p>206.5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93112" calcext:value-type="float">
            <text:p>205.4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5044" calcext:value-type="float">
            <text:p>205.4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74112" calcext:value-type="float">
            <text:p>205.8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76576" calcext:value-type="float">
            <text:p>205.7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68728" calcext:value-type="float">
            <text:p>205.4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08352" calcext:value-type="float">
            <text:p>205.5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58416" calcext:value-type="float">
            <text:p>205.2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67104" calcext:value-type="float">
            <text:p>204.6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5776" calcext:value-type="float">
            <text:p>204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684" calcext:value-type="float">
            <text:p>204.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98296" calcext:value-type="float">
            <text:p>204.2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22096" calcext:value-type="float">
            <text:p>204.2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59072" calcext:value-type="float">
            <text:p>207.4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04792" calcext:value-type="float">
            <text:p>207.5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40784" calcext:value-type="float">
            <text:p>207.4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49928" calcext:value-type="float">
            <text:p>207.4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32808" calcext:value-type="float">
            <text:p>207.6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00804" calcext:value-type="float">
            <text:p>207.60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26128" calcext:value-type="float">
            <text:p>207.5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9354" calcext:value-type="float">
            <text:p>207.39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19448" calcext:value-type="float">
            <text:p>207.4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63288" calcext:value-type="float">
            <text:p>207.6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87088" calcext:value-type="float">
            <text:p>207.5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54144" calcext:value-type="float">
            <text:p>207.6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59656" calcext:value-type="float">
            <text:p>207.5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59072" calcext:value-type="float">
            <text:p>207.4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78656" calcext:value-type="float">
            <text:p>207.1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3446" calcext:value-type="float">
            <text:p>207.13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04336" calcext:value-type="float">
            <text:p>206.9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92856" calcext:value-type="float">
            <text:p>206.4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43504" calcext:value-type="float">
            <text:p>206.3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63672" calcext:value-type="float">
            <text:p>206.1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50312" calcext:value-type="float">
            <text:p>205.9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57704" calcext:value-type="float">
            <text:p>205.6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10816" calcext:value-type="float">
            <text:p>205.4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74952" calcext:value-type="float">
            <text:p>204.9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51864" calcext:value-type="float">
            <text:p>204.6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31824" calcext:value-type="float">
            <text:p>204.3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77672" calcext:value-type="float">
            <text:p>203.8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63144" calcext:value-type="float">
            <text:p>203.4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57176" calcext:value-type="float">
            <text:p>202.9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57304" calcext:value-type="float">
            <text:p>202.4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45824" calcext:value-type="float">
            <text:p>202.0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10544" calcext:value-type="float">
            <text:p>201.7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3564" calcext:value-type="float">
            <text:p>201.3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97896" calcext:value-type="float">
            <text:p>201.0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30968" calcext:value-type="float">
            <text:p>200.5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9744" calcext:value-type="float">
            <text:p>200.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77984" calcext:value-type="float">
            <text:p>200.2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88424" calcext:value-type="float">
            <text:p>199.9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41536" calcext:value-type="float">
            <text:p>199.7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732" calcext:value-type="float">
            <text:p>199.5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4232" calcext:value-type="float">
            <text:p>199.2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08136" calcext:value-type="float">
            <text:p>199.2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31352" calcext:value-type="float">
            <text:p>199.0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09432" calcext:value-type="float">
            <text:p>198.9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84464" calcext:value-type="float">
            <text:p>198.7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0728" calcext:value-type="float">
            <text:p>198.6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66888" calcext:value-type="float">
            <text:p>198.3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99248" calcext:value-type="float">
            <text:p>198.1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77328" calcext:value-type="float">
            <text:p>198.0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43216" calcext:value-type="float">
            <text:p>197.9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73112" calcext:value-type="float">
            <text:p>197.8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7109392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54824" calcext:value-type="float">
            <text:p>197.8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6" meta:object-count="0"/>
    <meta:user-defined meta:name="AppVersion">3.0</meta:user-defined>
  </office:meta>
</office:document-meta>
</file>